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axima – H = 30</text:p>
          </table:table-cell>
          <table:table-cell table:number-columns-repeated="2"/>
          <table:table-cell table:style-name="ce1" office:value-type="string" calcext:value-type="string">
            <text:p>Minima – H = 3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202.61699983286" calcext:value-type="float">
            <text:p>5202.61699983286</text:p>
          </table:table-cell>
          <table:table-cell table:formula="of:=1-[.B2]/[.B11]" office:value-type="float" office:value="0.00328165504630362" calcext:value-type="float">
            <text:p>0.00328165504630362</text:p>
          </table:table-cell>
          <table:table-cell office:value-type="float" office:value="9" calcext:value-type="float">
            <text:p>9</text:p>
          </table:table-cell>
          <table:table-cell office:value-type="float" office:value="703.72516600031" calcext:value-type="float">
            <text:p>703.72516600031</text:p>
          </table:table-cell>
          <table:table-cell table:formula="of:=1-[.E2]/[.E11]" office:value-type="float" office:value="0.0892655882847926" calcext:value-type="float">
            <text:p>0.089265588284792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73.87124899909" calcext:value-type="float">
            <text:p>2373.87124899909</text:p>
          </table:table-cell>
          <table:table-cell table:formula="of:=1-[.B3]/[.B12]" office:value-type="float" office:value="0.00441725983760488" calcext:value-type="float">
            <text:p>0.00441725983760488</text:p>
          </table:table-cell>
          <table:table-cell office:value-type="float" office:value="467" calcext:value-type="float">
            <text:p>467</text:p>
          </table:table-cell>
          <table:table-cell office:value-type="float" office:value="1556.05890480692" calcext:value-type="float">
            <text:p>1556.05890480692</text:p>
          </table:table-cell>
          <table:table-cell table:formula="of:=1-[.E3]/[.E12]" office:value-type="float" office:value="0.00443681505442262" calcext:value-type="float">
            <text:p>0.00443681505442262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337.44786350205" calcext:value-type="float">
            <text:p>2337.44786350205</text:p>
          </table:table-cell>
          <table:table-cell table:formula="of:=1-[.B4]/[.B13]" office:value-type="float" office:value="0.00434366657252228" calcext:value-type="float">
            <text:p>0.00434366657252228</text:p>
          </table:table-cell>
          <table:table-cell office:value-type="float" office:value="767" calcext:value-type="float">
            <text:p>767</text:p>
          </table:table-cell>
          <table:table-cell office:value-type="float" office:value="1619.05084030358" calcext:value-type="float">
            <text:p>1619.05084030358</text:p>
          </table:table-cell>
          <table:table-cell table:formula="of:=1-[.E4]/[.E13]" office:value-type="float" office:value="0.00482482554156993" calcext:value-type="float">
            <text:p>0.00482482554156993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43.51247939117" calcext:value-type="float">
            <text:p>1143.51247939117</text:p>
          </table:table-cell>
          <table:table-cell table:formula="of:=1-[.B5]/[.B14]" office:value-type="float" office:value="0.00415653824045359" calcext:value-type="float">
            <text:p>0.00415653824045359</text:p>
          </table:table-cell>
          <table:table-cell office:value-type="float" office:value="1156" calcext:value-type="float">
            <text:p>1156</text:p>
          </table:table-cell>
          <table:table-cell office:value-type="float" office:value="913.690049311025" calcext:value-type="float">
            <text:p>913.690049311025</text:p>
          </table:table-cell>
          <table:table-cell table:formula="of:=1-[.E5]/[.E14]" office:value-type="float" office:value="0.00575153626626412" calcext:value-type="float">
            <text:p>0.00575153626626412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760.15168675877" calcext:value-type="float">
            <text:p>760.15168675877</text:p>
          </table:table-cell>
          <table:table-cell table:formula="of:=1-[.B6]/[.B15]" office:value-type="float" office:value="0.00395337725112421" calcext:value-type="float">
            <text:p>0.00395337725112421</text:p>
          </table:table-cell>
          <table:table-cell office:value-type="float" office:value="1493" calcext:value-type="float">
            <text:p>1493</text:p>
          </table:table-cell>
          <table:table-cell office:value-type="float" office:value="627.573080793044" calcext:value-type="float">
            <text:p>627.573080793044</text:p>
          </table:table-cell>
          <table:table-cell table:formula="of:=1-[.E6]/[.E15]" office:value-type="float" office:value="0.005471612599798" calcext:value-type="float">
            <text:p>0.00547161259979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63.115034149567" calcext:value-type="float">
            <text:p>363.115034149567</text:p>
          </table:table-cell>
          <table:table-cell table:formula="of:=1-[.B7]/[.B16]" office:value-type="float" office:value="0.00375991966615141" calcext:value-type="float">
            <text:p>0.00375991966615141</text:p>
          </table:table-cell>
          <table:table-cell office:value-type="float" office:value="1872" calcext:value-type="float">
            <text:p>1872</text:p>
          </table:table-cell>
          <table:table-cell office:value-type="float" office:value="327.989278900956" calcext:value-type="float">
            <text:p>327.989278900956</text:p>
          </table:table-cell>
          <table:table-cell table:formula="of:=1-[.E7]/[.E16]" office:value-type="float" office:value="0.00579364725449227" calcext:value-type="float">
            <text:p>0.00579364725449227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10.040182905174" calcext:value-type="float">
            <text:p>210.040182905174</text:p>
          </table:table-cell>
          <table:table-cell table:formula="of:=1-[.B8]/[.B17]" office:value-type="float" office:value="0.00345021083820984" calcext:value-type="float">
            <text:p>0.00345021083820984</text:p>
          </table:table-cell>
          <table:table-cell office:value-type="float" office:value="2219" calcext:value-type="float">
            <text:p>2219</text:p>
          </table:table-cell>
          <table:table-cell office:value-type="float" office:value="195.987282363593" calcext:value-type="float">
            <text:p>195.987282363593</text:p>
          </table:table-cell>
          <table:table-cell table:formula="of:=1-[.E8]/[.E17]" office:value-type="float" office:value="0.0057283454439202" calcext:value-type="float">
            <text:p>0.005728345443920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67.4</text:p>
          </table:table-cell>
          <table:table-cell table:number-columns-repeated="2"/>
          <table:table-cell table:style-name="ce1" office:value-type="string" calcext:value-type="string">
            <text:p>Minima – H = 67.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19.74640696972" calcext:value-type="float">
            <text:p>5219.746406969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72.700753312888" calcext:value-type="float">
            <text:p>772.7007533128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384.40378005335" calcext:value-type="float">
            <text:p>2384.40378005335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562.99361842311" calcext:value-type="float">
            <text:p>1562.993618423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47.64525170603" calcext:value-type="float">
            <text:p>2347.645251706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626.90035066908" calcext:value-type="float">
            <text:p>1626.900350669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48.28537144855" calcext:value-type="float">
            <text:p>1148.2853714485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918.975570633333" calcext:value-type="float">
            <text:p>918.975570633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63.168780855773" calcext:value-type="float">
            <text:p>763.168780855773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631.025809563449" calcext:value-type="float">
            <text:p>631.0258095634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364.485470237138" calcext:value-type="float">
            <text:p>364.485470237138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329.900606644899" calcext:value-type="float">
            <text:p>329.9006066448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10.767374786002" calcext:value-type="float">
            <text:p>210.767374786002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197.116433386705" calcext:value-type="float">
            <text:p>197.11643338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97.3840609052353" calcext:value-type="float">
            <text:p>97.3840609052353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 office:value-type="float" office:value="95.5335879487651" calcext:value-type="float">
            <text:p>95.53358794876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73.3</text:p>
          </table:table-cell>
          <table:table-cell table:number-columns-repeated="2"/>
          <table:table-cell table:style-name="ce1" office:value-type="string" calcext:value-type="string">
            <text:p>Minima – H = 73.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222.10686693674" calcext:value-type="float">
            <text:p>5222.10686693674</text:p>
          </table:table-cell>
          <table:table-cell table:formula="of:=1-[.B21]/[.B11]" office:value-type="float" office:value="-0.000452217365171315" calcext:value-type="float">
            <text:p>-0.000452217365171315</text:p>
          </table:table-cell>
          <table:table-cell office:value-type="float" office:value="11" calcext:value-type="float">
            <text:p>11</text:p>
          </table:table-cell>
          <table:table-cell office:value-type="float" office:value="790.673182241682" calcext:value-type="float">
            <text:p>790.673182241682</text:p>
          </table:table-cell>
          <table:table-cell table:formula="of:=1-[.E21]/[.E11]" office:value-type="float" office:value="-0.0232592356766037" calcext:value-type="float">
            <text:p>-0.0232592356766037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85.93566848907" calcext:value-type="float">
            <text:p>2385.93566848907</text:p>
          </table:table-cell>
          <table:table-cell table:formula="of:=1-[.B22]/[.B12]" office:value-type="float" office:value="-0.000642461838270547" calcext:value-type="float">
            <text:p>-0.000642461838270547</text:p>
          </table:table-cell>
          <table:table-cell office:value-type="float" office:value="404" calcext:value-type="float">
            <text:p>404</text:p>
          </table:table-cell>
          <table:table-cell office:value-type="float" office:value="1564.34836962316" calcext:value-type="float">
            <text:p>1564.34836962316</text:p>
          </table:table-cell>
          <table:table-cell table:formula="of:=1-[.E22]/[.E12]" office:value-type="float" office:value="-0.000866766942668296" calcext:value-type="float">
            <text:p>-0.00086676694266829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48.88637015679" calcext:value-type="float">
            <text:p>2348.88637015679</text:p>
          </table:table-cell>
          <table:table-cell table:formula="of:=1-[.B23]/[.B13]" office:value-type="float" office:value="-0.000528665244402982" calcext:value-type="float">
            <text:p>-0.000528665244402982</text:p>
          </table:table-cell>
          <table:table-cell office:value-type="float" office:value="662" calcext:value-type="float">
            <text:p>662</text:p>
          </table:table-cell>
          <table:table-cell office:value-type="float" office:value="1628.35209487075" calcext:value-type="float">
            <text:p>1628.35209487075</text:p>
          </table:table-cell>
          <table:table-cell table:formula="of:=1-[.E23]/[.E13]" office:value-type="float" office:value="-0.00089233750615092" calcext:value-type="float">
            <text:p>-0.00089233750615092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48.90842502848" calcext:value-type="float">
            <text:p>1148.90842502848</text:p>
          </table:table-cell>
          <table:table-cell table:formula="of:=1-[.B24]/[.B14]" office:value-type="float" office:value="-0.000542594720285061" calcext:value-type="float">
            <text:p>-0.000542594720285061</text:p>
          </table:table-cell>
          <table:table-cell office:value-type="float" office:value="998" calcext:value-type="float">
            <text:p>998</text:p>
          </table:table-cell>
          <table:table-cell office:value-type="float" office:value="919.799885029352" calcext:value-type="float">
            <text:p>919.799885029352</text:p>
          </table:table-cell>
          <table:table-cell table:formula="of:=1-[.E24]/[.E14]" office:value-type="float" office:value="-0.000896992719241707" calcext:value-type="float">
            <text:p>-0.000896992719241707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63.555749959307" calcext:value-type="float">
            <text:p>763.555749959307</text:p>
          </table:table-cell>
          <table:table-cell table:formula="of:=1-[.B25]/[.B15]" office:value-type="float" office:value="-0.000507055730319728" calcext:value-type="float">
            <text:p>-0.000507055730319728</text:p>
          </table:table-cell>
          <table:table-cell office:value-type="float" office:value="1288" calcext:value-type="float">
            <text:p>1288</text:p>
          </table:table-cell>
          <table:table-cell office:value-type="float" office:value="631.588435435513" calcext:value-type="float">
            <text:p>631.588435435513</text:p>
          </table:table-cell>
          <table:table-cell table:formula="of:=1-[.E25]/[.E15]" office:value-type="float" office:value="-0.00089160516659903" calcext:value-type="float">
            <text:p>-0.00089160516659903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64.691554173254" calcext:value-type="float">
            <text:p>364.691554173254</text:p>
          </table:table-cell>
          <table:table-cell table:formula="of:=1-[.B26]/[.B16]" office:value-type="float" office:value="-0.000565410566245816" calcext:value-type="float">
            <text:p>-0.000565410566245816</text:p>
          </table:table-cell>
          <table:table-cell office:value-type="float" office:value="1616" calcext:value-type="float">
            <text:p>1616</text:p>
          </table:table-cell>
          <table:table-cell office:value-type="float" office:value="330.06578091619" calcext:value-type="float">
            <text:p>330.06578091619</text:p>
          </table:table-cell>
          <table:table-cell table:formula="of:=1-[.E26]/[.E16]" office:value-type="float" office:value="-0.00050067889528993" calcext:value-type="float">
            <text:p>-0.00050067889528993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0.882750174107" calcext:value-type="float">
            <text:p>210.882750174107</text:p>
          </table:table-cell>
          <table:table-cell table:formula="of:=1-[.B27]/[.B17]" office:value-type="float" office:value="-0.000547406296739883" calcext:value-type="float">
            <text:p>-0.000547406296739883</text:p>
          </table:table-cell>
          <table:table-cell office:value-type="float" office:value="1916" calcext:value-type="float">
            <text:p>1916</text:p>
          </table:table-cell>
          <table:table-cell office:value-type="float" office:value="197.219923031162" calcext:value-type="float">
            <text:p>197.219923031162</text:p>
          </table:table-cell>
          <table:table-cell table:formula="of:=1-[.E27]/[.E17]" office:value-type="float" office:value="-0.000525017841886966" calcext:value-type="float">
            <text:p>-0.000525017841886966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97.4457428414411" calcext:value-type="float">
            <text:p>97.4457428414411</text:p>
          </table:table-cell>
          <table:table-cell table:formula="of:=1-[.B28]/[.B18]" office:value-type="float" office:value="-0.000633388417287328" calcext:value-type="float">
            <text:p>-0.000633388417287328</text:p>
          </table:table-cell>
          <table:table-cell office:value-type="float" office:value="2247" calcext:value-type="float">
            <text:p>2247</text:p>
          </table:table-cell>
          <table:table-cell office:value-type="float" office:value="95.613440771637" calcext:value-type="float">
            <text:p>95.613440771637</text:p>
          </table:table-cell>
          <table:table-cell table:formula="of:=1-[.E28]/[.E18]" office:value-type="float" office:value="-0.000835861235681135" calcext:value-type="float">
            <text:p>-0.0008358612356811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– H = 100</text:p>
          </table:table-cell>
          <table:table-cell table:number-columns-repeated="2"/>
          <table:table-cell table:style-name="ce1" office:value-type="string" calcext:value-type="string">
            <text:p>Minima – H = 1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35.50705884587" calcext:value-type="float">
            <text:p>5235.50705884587</text:p>
          </table:table-cell>
          <table:table-cell table:formula="of:=1-[.B31]/[.B11]" office:value-type="float" office:value="-0.00301942865559623" calcext:value-type="float">
            <text:p>-0.00301942865559623</text:p>
          </table:table-cell>
          <table:table-cell office:value-type="float" office:value="13" calcext:value-type="float">
            <text:p>13</text:p>
          </table:table-cell>
          <table:table-cell office:value-type="float" office:value="864.765416806534" calcext:value-type="float">
            <text:p>864.765416806534</text:p>
          </table:table-cell>
          <table:table-cell table:formula="of:=1-[.E31]/[.E11]" office:value-type="float" office:value="-0.119146594718495" calcext:value-type="float">
            <text:p>-0.11914659471849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91.06279510752" calcext:value-type="float">
            <text:p>2391.06279510752</text:p>
          </table:table-cell>
          <table:table-cell table:formula="of:=1-[.B32]/[.B12]" office:value-type="float" office:value="-0.00279273800430468" calcext:value-type="float">
            <text:p>-0.00279273800430468</text:p>
          </table:table-cell>
          <table:table-cell office:value-type="float" office:value="378" calcext:value-type="float">
            <text:p>378</text:p>
          </table:table-cell>
          <table:table-cell office:value-type="float" office:value="1570.18541865574" calcext:value-type="float">
            <text:p>1570.18541865574</text:p>
          </table:table-cell>
          <table:table-cell table:formula="of:=1-[.E32]/[.E12]" office:value-type="float" office:value="-0.00460129852602553" calcext:value-type="float">
            <text:p>-0.00460129852602553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354.75470959859" calcext:value-type="float">
            <text:p>2354.75470959859</text:p>
          </table:table-cell>
          <table:table-cell table:formula="of:=1-[.B33]/[.B13]" office:value-type="float" office:value="-0.00302833568546612" calcext:value-type="float">
            <text:p>-0.00302833568546612</text:p>
          </table:table-cell>
          <table:table-cell office:value-type="float" office:value="620" calcext:value-type="float">
            <text:p>620</text:p>
          </table:table-cell>
          <table:table-cell office:value-type="float" office:value="1635.99174817018" calcext:value-type="float">
            <text:p>1635.99174817018</text:p>
          </table:table-cell>
          <table:table-cell table:formula="of:=1-[.E33]/[.E13]" office:value-type="float" office:value="-0.00558817108703669" calcext:value-type="float">
            <text:p>-0.00558817108703669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0.79111667104" calcext:value-type="float">
            <text:p>1150.79111667104</text:p>
          </table:table-cell>
          <table:table-cell table:formula="of:=1-[.B34]/[.B14]" office:value-type="float" office:value="-0.00218216245264324" calcext:value-type="float">
            <text:p>-0.00218216245264324</text:p>
          </table:table-cell>
          <table:table-cell office:value-type="float" office:value="935" calcext:value-type="float">
            <text:p>935</text:p>
          </table:table-cell>
          <table:table-cell office:value-type="float" office:value="923.830237260926" calcext:value-type="float">
            <text:p>923.830237260926</text:p>
          </table:table-cell>
          <table:table-cell table:formula="of:=1-[.E34]/[.E14]" office:value-type="float" office:value="-0.00528269388515645" calcext:value-type="float">
            <text:p>-0.00528269388515645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64.950489505801" calcext:value-type="float">
            <text:p>764.950489505801</text:p>
          </table:table-cell>
          <table:table-cell table:formula="of:=1-[.B35]/[.B15]" office:value-type="float" office:value="-0.00233461941148794" calcext:value-type="float">
            <text:p>-0.00233461941148794</text:p>
          </table:table-cell>
          <table:table-cell office:value-type="float" office:value="1206" calcext:value-type="float">
            <text:p>1206</text:p>
          </table:table-cell>
          <table:table-cell office:value-type="float" office:value="633.858910414328" calcext:value-type="float">
            <text:p>633.858910414328</text:p>
          </table:table-cell>
          <table:table-cell table:formula="of:=1-[.E35]/[.E15]" office:value-type="float" office:value="-0.00448967507816955" calcext:value-type="float">
            <text:p>-0.0044896750781695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5.590748238429" calcext:value-type="float">
            <text:p>365.590748238429</text:p>
          </table:table-cell>
          <table:table-cell table:formula="of:=1-[.B36]/[.B16]" office:value-type="float" office:value="-0.00303243364014261" calcext:value-type="float">
            <text:p>-0.00303243364014261</text:p>
          </table:table-cell>
          <table:table-cell office:value-type="float" office:value="1513" calcext:value-type="float">
            <text:p>1513</text:p>
          </table:table-cell>
          <table:table-cell office:value-type="float" office:value="331.280397378018" calcext:value-type="float">
            <text:p>331.280397378018</text:p>
          </table:table-cell>
          <table:table-cell table:formula="of:=1-[.E36]/[.E16]" office:value-type="float" office:value="-0.00418244375829113" calcext:value-type="float">
            <text:p>-0.00418244375829113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11.126964163629" calcext:value-type="float">
            <text:p>211.126964163629</text:p>
          </table:table-cell>
          <table:table-cell table:formula="of:=1-[.B37]/[.B17]" office:value-type="float" office:value="-0.00170609601221328" calcext:value-type="float">
            <text:p>-0.00170609601221328</text:p>
          </table:table-cell>
          <table:table-cell office:value-type="float" office:value="1795" calcext:value-type="float">
            <text:p>1795</text:p>
          </table:table-cell>
          <table:table-cell office:value-type="float" office:value="198.105062362055" calcext:value-type="float">
            <text:p>198.105062362055</text:p>
          </table:table-cell>
          <table:table-cell table:formula="of:=1-[.E37]/[.E17]" office:value-type="float" office:value="-0.00501545689704042" calcext:value-type="float">
            <text:p>-0.00501545689704042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97.6555143308462" calcext:value-type="float">
            <text:p>97.6555143308462</text:p>
          </table:table-cell>
          <table:table-cell table:formula="of:=1-[.B38]/[.B18]" office:value-type="float" office:value="-0.00278745231085642" calcext:value-type="float">
            <text:p>-0.00278745231085642</text:p>
          </table:table-cell>
          <table:table-cell office:value-type="float" office:value="2106" calcext:value-type="float">
            <text:p>2106</text:p>
          </table:table-cell>
          <table:table-cell office:value-type="float" office:value="95.921670164742" calcext:value-type="float">
            <text:p>95.921670164742</text:p>
          </table:table-cell>
          <table:table-cell table:formula="of:=1-[.E38]/[.E18]" office:value-type="float" office:value="-0.0040622594033104" calcext:value-type="float">
            <text:p>-0.0040622594033104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2.7573166584151" calcext:value-type="float">
            <text:p>52.7573166584151</text:p>
          </table:table-cell>
          <table:table-cell/>
          <table:table-cell office:value-type="float" office:value="2401" calcext:value-type="float">
            <text:p>2401</text:p>
          </table:table-cell>
          <table:table-cell office:value-type="float" office:value="52.6849150078624" calcext:value-type="float">
            <text:p>52.68491500786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nima (Normalized to H0=67.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/Min Value</text:p>
          </table:table-cell>
          <table:table-cell office:value-type="float" office:value="30" calcext:value-type="float">
            <text:p>30</text:p>
          </table:table-cell>
          <table:table-cell table:style-name="ce2" table:formula="of:=[.E2]/[.E11]" office:value-type="float" office:value="0.910734411715207" calcext:value-type="float">
            <text:p>0.91073</text:p>
          </table:table-cell>
          <table:table-cell table:style-name="ce2" table:formula="of:=[.E3]/[.E12]" office:value-type="float" office:value="0.995563184945577" calcext:value-type="float">
            <text:p>0.99556</text:p>
          </table:table-cell>
          <table:table-cell table:style-name="ce2" table:formula="of:=[.E4]/[.E13]" office:value-type="float" office:value="0.99517517445843" calcext:value-type="float">
            <text:p>0.99518</text:p>
          </table:table-cell>
          <table:table-cell table:style-name="ce2" table:formula="of:=[.E5]/[.E14]" office:value-type="float" office:value="0.994248463733736" calcext:value-type="float">
            <text:p>0.99425</text:p>
          </table:table-cell>
          <table:table-cell table:style-name="ce2" table:formula="of:=[.E6]/[.E15]" office:value-type="float" office:value="0.994528387400202" calcext:value-type="float">
            <text:p>0.99453</text:p>
          </table:table-cell>
          <table:table-cell table:style-name="ce2" table:formula="of:=[.E7]/[.E16]" office:value-type="float" office:value="0.994206352745508" calcext:value-type="float">
            <text:p>0.99421</text:p>
          </table:table-cell>
          <table:table-cell table:style-name="ce2" table:formula="of:=[.E8]/[.E17]" office:value-type="float" office:value="0.99427165455608" calcext:value-type="float">
            <text:p>0.99427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E11]/[.E11]" office:value-type="float" office:value="1" calcext:value-type="float">
            <text:p>1</text:p>
          </table:table-cell>
          <table:table-cell table:formula="of:=[.E12]/[.E12]" office:value-type="float" office:value="1" calcext:value-type="float">
            <text:p>1</text:p>
          </table:table-cell>
          <table:table-cell table:formula="of:=[.E13]/[.E13]" office:value-type="float" office:value="1" calcext:value-type="float">
            <text:p>1</text:p>
          </table:table-cell>
          <table:table-cell table:formula="of:=[.E14]/[.E14]" office:value-type="float" office:value="1" calcext:value-type="float">
            <text:p>1</text:p>
          </table:table-cell>
          <table:table-cell table:formula="of:=[.E15]/[.E15]" office:value-type="float" office:value="1" calcext:value-type="float">
            <text:p>1</text:p>
          </table:table-cell>
          <table:table-cell table:formula="of:=[.E16]/[.E16]" office:value-type="float" office:value="1" calcext:value-type="float">
            <text:p>1</text:p>
          </table:table-cell>
          <table:table-cell table:formula="of:=[.E17]/[.E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.3" calcext:value-type="float">
            <text:p>73.3</text:p>
          </table:table-cell>
          <table:table-cell table:style-name="ce2" table:formula="of:=[.E21]/[.E11]" office:value-type="float" office:value="1.0232592356766" calcext:value-type="float">
            <text:p>1.02326</text:p>
          </table:table-cell>
          <table:table-cell table:style-name="ce2" table:formula="of:=[.E22]/[.E12]" office:value-type="float" office:value="1.00086676694267" calcext:value-type="float">
            <text:p>1.00087</text:p>
          </table:table-cell>
          <table:table-cell table:style-name="ce2" table:formula="of:=[.E23]/[.E13]" office:value-type="float" office:value="1.00089233750615" calcext:value-type="float">
            <text:p>1.00089</text:p>
          </table:table-cell>
          <table:table-cell table:style-name="ce2" table:formula="of:=[.E24]/[.E14]" office:value-type="float" office:value="1.00089699271924" calcext:value-type="float">
            <text:p>1.00090</text:p>
          </table:table-cell>
          <table:table-cell table:style-name="ce2" table:formula="of:=[.E25]/[.E15]" office:value-type="float" office:value="1.0008916051666" calcext:value-type="float">
            <text:p>1.00089</text:p>
          </table:table-cell>
          <table:table-cell table:style-name="ce2" table:formula="of:=[.E26]/[.E16]" office:value-type="float" office:value="1.00050067889529" calcext:value-type="float">
            <text:p>1.00050</text:p>
          </table:table-cell>
          <table:table-cell table:style-name="ce2" table:formula="of:=[.E27]/[.E17]" office:value-type="float" office:value="1.00052501784189" calcext:value-type="float">
            <text:p>1.0005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[.E31]/[.E11]" office:value-type="float" office:value="1.1191465947185" calcext:value-type="float">
            <text:p>1.11915</text:p>
          </table:table-cell>
          <table:table-cell table:style-name="ce2" table:formula="of:=[.E32]/[.E12]" office:value-type="float" office:value="1.00460129852603" calcext:value-type="float">
            <text:p>1.00460</text:p>
          </table:table-cell>
          <table:table-cell table:style-name="ce2" table:formula="of:=[.E33]/[.E13]" office:value-type="float" office:value="1.00558817108704" calcext:value-type="float">
            <text:p>1.00559</text:p>
          </table:table-cell>
          <table:table-cell table:style-name="ce2" table:formula="of:=[.E34]/[.E14]" office:value-type="float" office:value="1.00528269388516" calcext:value-type="float">
            <text:p>1.00528</text:p>
          </table:table-cell>
          <table:table-cell table:style-name="ce2" table:formula="of:=[.E35]/[.E15]" office:value-type="float" office:value="1.00448967507817" calcext:value-type="float">
            <text:p>1.00449</text:p>
          </table:table-cell>
          <table:table-cell table:style-name="ce2" table:formula="of:=[.E36]/[.E16]" office:value-type="float" office:value="1.00418244375829" calcext:value-type="float">
            <text:p>1.00418</text:p>
          </table:table-cell>
          <table:table-cell table:style-name="ce2" table:formula="of:=[.E37]/[.E17]" office:value-type="float" office:value="1.00501545689704" calcext:value-type="float">
            <text:p>1.005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xima (Normalized to H0=67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0/Max Value</text:p>
          </table:table-cell>
          <table:table-cell office:value-type="float" office:value="30" calcext:value-type="float">
            <text:p>30</text:p>
          </table:table-cell>
          <table:table-cell table:style-name="ce2" table:formula="of:=[.B2]/[.B11]" office:value-type="float" office:value="0.996718344953696" calcext:value-type="float">
            <text:p>0.99672</text:p>
          </table:table-cell>
          <table:table-cell table:style-name="ce2" table:formula="of:=[.B3]/[.B12]" office:value-type="float" office:value="0.995582740162395" calcext:value-type="float">
            <text:p>0.99558</text:p>
          </table:table-cell>
          <table:table-cell table:style-name="ce2" table:formula="of:=[.B4]/[.B13]" office:value-type="float" office:value="0.995656333427478" calcext:value-type="float">
            <text:p>0.99566</text:p>
          </table:table-cell>
          <table:table-cell table:style-name="ce2" table:formula="of:=[.B5]/[.B14]" office:value-type="float" office:value="0.995843461759546" calcext:value-type="float">
            <text:p>0.99584</text:p>
          </table:table-cell>
          <table:table-cell table:style-name="ce2" table:formula="of:=[.B6]/[.B15]" office:value-type="float" office:value="0.996046622748876" calcext:value-type="float">
            <text:p>0.99605</text:p>
          </table:table-cell>
          <table:table-cell table:style-name="ce2" table:formula="of:=[.B7]/[.B16]" office:value-type="float" office:value="0.996240080333849" calcext:value-type="float">
            <text:p>0.99624</text:p>
          </table:table-cell>
          <table:table-cell table:style-name="ce2" table:formula="of:=[.B8]/[.B17]" office:value-type="float" office:value="0.99654978916179" calcext:value-type="float">
            <text:p>0.99655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11]/[.B11]" office:value-type="float" office:value="1" calcext:value-type="float">
            <text:p>1</text:p>
          </table:table-cell>
          <table:table-cell table:formula="of:=[.B12]/[.B12]" office:value-type="float" office:value="1" calcext:value-type="float">
            <text:p>1</text:p>
          </table:table-cell>
          <table:table-cell table:formula="of:=[.B13]/[.B13]" office:value-type="float" office:value="1" calcext:value-type="float">
            <text:p>1</text:p>
          </table:table-cell>
          <table:table-cell table:formula="of:=[.B14]/[.B14]" office:value-type="float" office:value="1" calcext:value-type="float">
            <text:p>1</text:p>
          </table:table-cell>
          <table:table-cell table:formula="of:=[.B15]/[.B15]" office:value-type="float" office:value="1" calcext:value-type="float">
            <text:p>1</text:p>
          </table:table-cell>
          <table:table-cell table:formula="of:=[.B16]/[.B16]" office:value-type="float" office:value="1" calcext:value-type="float">
            <text:p>1</text:p>
          </table:table-cell>
          <table:table-cell table:formula="of:=[.B17]/[.B1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.3" calcext:value-type="float">
            <text:p>73.3</text:p>
          </table:table-cell>
          <table:table-cell table:style-name="ce2" table:formula="of:=[.B21]/[.B11]" office:value-type="float" office:value="1.00045221736517" calcext:value-type="float">
            <text:p>1.00045</text:p>
          </table:table-cell>
          <table:table-cell table:style-name="ce2" table:formula="of:=[.B22]/[.B12]" office:value-type="float" office:value="1.00064246183827" calcext:value-type="float">
            <text:p>1.00064</text:p>
          </table:table-cell>
          <table:table-cell table:style-name="ce2" table:formula="of:=[.B23]/[.B13]" office:value-type="float" office:value="1.0005286652444" calcext:value-type="float">
            <text:p>1.00053</text:p>
          </table:table-cell>
          <table:table-cell table:style-name="ce2" table:formula="of:=[.B24]/[.B14]" office:value-type="float" office:value="1.00054259472029" calcext:value-type="float">
            <text:p>1.00054</text:p>
          </table:table-cell>
          <table:table-cell table:style-name="ce2" table:formula="of:=[.B25]/[.B15]" office:value-type="float" office:value="1.00050705573032" calcext:value-type="float">
            <text:p>1.00051</text:p>
          </table:table-cell>
          <table:table-cell table:style-name="ce2" table:formula="of:=[.B26]/[.B16]" office:value-type="float" office:value="1.00056541056625" calcext:value-type="float">
            <text:p>1.00057</text:p>
          </table:table-cell>
          <table:table-cell table:style-name="ce2" table:formula="of:=[.B27]/[.B17]" office:value-type="float" office:value="1.00054740629674" calcext:value-type="float">
            <text:p>1.000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[.B31]/[.B11]" office:value-type="float" office:value="1.0030194286556" calcext:value-type="float">
            <text:p>1.00302</text:p>
          </table:table-cell>
          <table:table-cell table:style-name="ce2" table:formula="of:=[.B32]/[.B12]" office:value-type="float" office:value="1.0027927380043" calcext:value-type="float">
            <text:p>1.00279</text:p>
          </table:table-cell>
          <table:table-cell table:style-name="ce2" table:formula="of:=[.B33]/[.B13]" office:value-type="float" office:value="1.00302833568547" calcext:value-type="float">
            <text:p>1.00303</text:p>
          </table:table-cell>
          <table:table-cell table:style-name="ce2" table:formula="of:=[.B34]/[.B14]" office:value-type="float" office:value="1.00218216245264" calcext:value-type="float">
            <text:p>1.00218</text:p>
          </table:table-cell>
          <table:table-cell table:style-name="ce2" table:formula="of:=[.B35]/[.B15]" office:value-type="float" office:value="1.00233461941149" calcext:value-type="float">
            <text:p>1.00233</text:p>
          </table:table-cell>
          <table:table-cell table:style-name="ce2" table:formula="of:=[.B36]/[.B16]" office:value-type="float" office:value="1.00303243364014" calcext:value-type="float">
            <text:p>1.00303</text:p>
          </table:table-cell>
          <table:table-cell table:style-name="ce2" table:formula="of:=[.B37]/[.B17]" office:value-type="float" office:value="1.00170609601221" calcext:value-type="float">
            <text:p>1.00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7:11:35.847129253</meta:creation-date>
    <dc:date>2023-05-23T10:09:52.809640022</dc:date>
    <meta:editing-duration>PT5M39S</meta:editing-duration>
    <meta:editing-cycles>1</meta:editing-cycles>
    <meta:document-statistic meta:table-count="1" meta:cell-count="282" meta:object-count="0"/>
    <meta:generator>LibreOffice/7.3.7.2$Linux_X86_64 LibreOffice_project/30$Build-2</meta:generator>
  </office:meta>
</office:document-meta>
</file>